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3.62mm"/>
    </style:style>
    <style:style style:name="co4" style:family="table-column">
      <style:table-column-properties fo:break-before="auto" style:column-width="38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ext-properties style:font-name="Liberation Sans" style:font-name-asian="Noto Sans CJK SC Regular" style:font-name-complex="Lohit Devanagari"/>
    </style:style>
    <style:style style:name="ce5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DE" style:country-asian="CN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Bauteil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Einzelgewicht</text:p>
          </table:table-cell>
          <table:table-cell table:style-name="ce2" office:value-type="string" calcext:value-type="string">
            <text:p>Gesamtgewicht</text:p>
          </table:table-cell>
        </table:table-row>
        <table:table-row table:style-name="ro2">
          <table:table-cell office:value-type="string" calcext:value-type="string">
            <text:p>Motor</text:p>
          </table:table-cell>
          <table:table-cell office:value-type="float" office:value="4" calcext:value-type="float">
            <text:p>4</text:p>
          </table:table-cell>
          <table:table-cell table:formula="of:=48+54" office:value-type="float" office:value="102" calcext:value-type="float">
            <text:p>102 g</text:p>
          </table:table-cell>
          <table:table-cell table:style-name="ce4" table:formula="of:=[.B2]*[.C2]" office:value-type="float" office:value="408" calcext:value-type="float">
            <text:p>408 g</text:p>
          </table:table-cell>
        </table:table-row>
        <table:table-row table:style-name="ro2">
          <table:table-cell office:value-type="string" calcext:value-type="string">
            <text:p>Akku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 g</text:p>
          </table:table-cell>
          <table:table-cell table:formula="of:=[.B3]*[.C3]" office:value-type="float" office:value="199" calcext:value-type="float">
            <text:p>199 g</text:p>
          </table:table-cell>
        </table:table-row>
        <table:table-row table:style-name="ro2">
          <table:table-cell office:value-type="string" calcext:value-type="string">
            <text:p>Schuss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 g</text:p>
          </table:table-cell>
          <table:table-cell table:formula="of:=[.B4]*[.C4]" office:value-type="float" office:value="180" calcext:value-type="float">
            <text:p>180 g</text:p>
          </table:table-cell>
        </table:table-row>
        <table:table-row table:style-name="ro2">
          <table:table-cell office:value-type="string" calcext:value-type="string">
            <text:p>Omniwheel</text:p>
          </table:table-cell>
          <table:table-cell office:value-type="float" office:value="3" calcext:value-type="float">
            <text:p>3</text:p>
          </table:table-cell>
          <table:table-cell table:formula="of:=ROUND(15.051+15.422+6.048+30*(0.331+0.014); 0)" office:value-type="float" office:value="47" calcext:value-type="float">
            <text:p>47 g</text:p>
          </table:table-cell>
          <table:table-cell table:formula="of:=[.B5]*[.C5]" office:value-type="float" office:value="141" calcext:value-type="float">
            <text:p>141 g</text:p>
          </table:table-cell>
        </table:table-row>
        <table:table-row table:style-name="ro2">
          <table:table-cell office:value-type="string" calcext:value-type="string">
            <text:p>Mittelplatte Aluminium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 g</text:p>
          </table:table-cell>
          <table:table-cell table:formula="of:=[.B6]*[.C6]" office:value-type="float" office:value="112" calcext:value-type="float">
            <text:p>112 g</text:p>
          </table:table-cell>
        </table:table-row>
        <table:table-row table:style-name="ro2">
          <table:table-cell office:value-type="string" calcext:value-type="string">
            <text:p>Spiegel Aluminium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 g</text:p>
          </table:table-cell>
          <table:table-cell table:formula="of:=[.B7]*[.C7]" office:value-type="float" office:value="92" calcext:value-type="float">
            <text:p>92 g</text:p>
          </table:table-cell>
        </table:table-row>
        <table:table-row table:style-name="ro2">
          <table:table-cell office:value-type="string" calcext:value-type="string">
            <text:p>Tinkerboard mit Verbindungskabel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 g</text:p>
          </table:table-cell>
          <table:table-cell table:formula="of:=[.B8]*[.C8]" office:value-type="float" office:value="55" calcext:value-type="float">
            <text:p>55 g</text:p>
          </table:table-cell>
        </table:table-row>
        <table:table-row table:style-name="ro2">
          <table:table-cell office:value-type="string" calcext:value-type="string">
            <text:p>Motorhalterung Aluminium</text:p>
          </table:table-cell>
          <table:table-cell office:value-type="float" office:value="3" calcext:value-type="float">
            <text:p>3</text:p>
          </table:table-cell>
          <table:table-cell office:value-type="float" office:value="14.4" calcext:value-type="float">
            <text:p>14,4 g</text:p>
          </table:table-cell>
          <table:table-cell table:formula="of:=[.B9]*[.C9]" office:value-type="float" office:value="43.2" calcext:value-type="float">
            <text:p>43,2 g</text:p>
          </table:table-cell>
        </table:table-row>
        <table:table-row table:style-name="ro2">
          <table:table-cell office:value-type="string" calcext:value-type="string">
            <text:p>Abstandsbolzen Stahl 55mm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,5 g</text:p>
          </table:table-cell>
          <table:table-cell table:formula="of:=[.B10]*[.C10]" office:value-type="float" office:value="42" calcext:value-type="float">
            <text:p>42 g</text:p>
          </table:table-cell>
        </table:table-row>
        <table:table-row table:style-name="ro2">
          <table:table-cell office:value-type="string" calcext:value-type="string">
            <text:p>klappbare Schutzabdeckung (Hinten/seitlich) 3D Druck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 g</text:p>
          </table:table-cell>
          <table:table-cell table:formula="of:=[.B11]*[.C11]" office:value-type="float" office:value="36" calcext:value-type="float">
            <text:p>36 g</text:p>
          </table:table-cell>
        </table:table-row>
        <table:table-row table:style-name="ro2">
          <table:table-cell office:value-type="string" calcext:value-type="string">
            <text:p>Abstandsbolzen Stahl 35mm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 g</text:p>
          </table:table-cell>
          <table:table-cell table:formula="of:=[.B12]*[.C12]" office:value-type="float" office:value="36" calcext:value-type="float">
            <text:p>36 g</text:p>
          </table:table-cell>
        </table:table-row>
        <table:table-row table:style-name="ro2">
          <table:table-cell office:value-type="string" calcext:value-type="string">
            <text:p>Lüft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 g</text:p>
          </table:table-cell>
          <table:table-cell table:formula="of:=[.B13]*[.C13]" office:value-type="float" office:value="34" calcext:value-type="float">
            <text:p>34 g</text:p>
          </table:table-cell>
        </table:table-row>
        <table:table-row table:style-name="ro3">
          <table:table-cell office:value-type="string" calcext:value-type="string">
            <text:p>Neopixel (WS2812B oder SK6812) LE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 g</text:p>
          </table:table-cell>
          <table:table-cell table:formula="of:=[.B14]*[.C14]" office:value-type="float" office:value="32" calcext:value-type="float">
            <text:p>32 g</text:p>
          </table:table-cell>
        </table:table-row>
        <table:table-row table:style-name="ro3">
          <table:table-cell office:value-type="string" calcext:value-type="string">
            <text:p>Abstandsbolzen Stahl 100m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 g</text:p>
          </table:table-cell>
          <table:table-cell table:formula="of:=[.B15]*[.C15]" office:value-type="float" office:value="30" calcext:value-type="float">
            <text:p>30 g</text:p>
          </table:table-cell>
        </table:table-row>
        <table:table-row table:style-name="ro3">
          <table:table-cell office:value-type="string" calcext:value-type="string">
            <text:p>Spiegelhalterung Aluminium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,8 g</text:p>
          </table:table-cell>
          <table:table-cell table:formula="of:=[.B16]*[.C16]" office:value-type="float" office:value="28.8" calcext:value-type="float">
            <text:p>28,8 g</text:p>
          </table:table-cell>
        </table:table-row>
        <table:table-row table:style-name="ro2">
          <table:table-cell office:value-type="string" calcext:value-type="string">
            <text:p>Plexiglashalterung Aluminium</text:p>
          </table:table-cell>
          <table:table-cell office:value-type="float" office:value="1" calcext:value-type="float">
            <text:p>1</text:p>
          </table:table-cell>
          <table:table-cell table:formula="of:=ROUND(27.182+6*0.217;1)" office:value-type="float" office:value="28.5" calcext:value-type="float">
            <text:p>28,5 g</text:p>
          </table:table-cell>
          <table:table-cell table:formula="of:=[.B17]*[.C17]" office:value-type="float" office:value="28.5" calcext:value-type="float">
            <text:p>28,5 g</text:p>
          </table:table-cell>
        </table:table-row>
        <table:table-row table:style-name="ro2">
          <table:table-cell office:value-type="string" calcext:value-type="string">
            <text:p>Teensy 3.6 mit Pinheader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g</text:p>
          </table:table-cell>
          <table:table-cell table:formula="of:=[.B18]*[.C18]" office:value-type="float" office:value="24" calcext:value-type="float">
            <text:p>24 g</text:p>
          </table:table-cell>
        </table:table-row>
        <table:table-row table:style-name="ro2">
          <table:table-cell office:value-type="string" calcext:value-type="string">
            <text:p>Abstandsbolzen Stahl 30m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 g</text:p>
          </table:table-cell>
          <table:table-cell table:formula="of:=[.B19]*[.C19]" office:value-type="float" office:value="24" calcext:value-type="float">
            <text:p>24 g</text:p>
          </table:table-cell>
        </table:table-row>
        <table:table-row table:style-name="ro2">
          <table:table-cell office:value-type="string" calcext:value-type="string">
            <text:p>Pololu Motorteib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 g</text:p>
          </table:table-cell>
          <table:table-cell table:formula="of:=[.B20]*[.C20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Strom Hauptschalt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 g</text:p>
          </table:table-cell>
          <table:table-cell table:formula="of:=[.B21]*[.C21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Schusshalterung Aluminiu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 g</text:p>
          </table:table-cell>
          <table:table-cell table:formula="of:=[.B22]*[.C22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Micro USB Kabel gewinkel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 g</text:p>
          </table:table-cell>
          <table:table-cell table:formula="of:=[.B23]*[.C23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Platinensteckverbinder (Buchsen, Pins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 g</text:p>
          </table:table-cell>
          <table:table-cell table:formula="of:=[.B24]*[.C24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Platinenschutz (Hinten/seitlich) 3D Druc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 g</text:p>
          </table:table-cell>
          <table:table-cell table:formula="of:=[.B25]*[.C25]" office:value-type="float" office:value="18" calcext:value-type="float">
            <text:p>18 g</text:p>
          </table:table-cell>
        </table:table-row>
        <table:table-row table:style-name="ro2">
          <table:table-cell office:value-type="string" calcext:value-type="string">
            <text:p>Schalter</text:p>
          </table:table-cell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 g</text:p>
          </table:table-cell>
          <table:table-cell table:formula="of:=ROUND([.B26]*[.C26])" office:value-type="float" office:value="16" calcext:value-type="float">
            <text:p>16 g</text:p>
          </table:table-cell>
        </table:table-row>
        <table:table-row table:style-name="ro2">
          <table:table-cell office:value-type="string" calcext:value-type="string">
            <text:p>Dribblerrad Aluminiu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 g</text:p>
          </table:table-cell>
          <table:table-cell table:formula="of:=[.B27]*[.C27]" office:value-type="float" office:value="15" calcext:value-type="float">
            <text:p>15 g</text:p>
          </table:table-cell>
        </table:table-row>
        <table:table-row table:style-name="ro2">
          <table:table-cell office:value-type="string" calcext:value-type="string">
            <text:p>TSL2561T Umgebungslichtsensor</text:p>
          </table:table-cell>
          <table:table-cell office:value-type="float" office:value="32" calcext:value-type="float">
            <text:p>32</text:p>
          </table:table-cell>
          <table:table-cell office:value-type="float" office:value="0.397" calcext:value-type="float">
            <text:p>0,397 g</text:p>
          </table:table-cell>
          <table:table-cell table:formula="of:=ROUND([.B28]*[.C28])" office:value-type="float" office:value="13" calcext:value-type="float">
            <text:p>13 g</text:p>
          </table:table-cell>
        </table:table-row>
        <table:table-row table:style-name="ro2">
          <table:table-cell office:value-type="string" calcext:value-type="string">
            <text:p>Kamera mit Kabe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 g</text:p>
          </table:table-cell>
          <table:table-cell table:formula="of:=[.B29]*[.C29]" office:value-type="float" office:value="12" calcext:value-type="float">
            <text:p>12 g</text:p>
          </table:table-cell>
        </table:table-row>
        <table:table-row table:style-name="ro2">
          <table:table-cell office:value-type="string" calcext:value-type="string">
            <text:p>Akkuhalterung 3D Dru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 g</text:p>
          </table:table-cell>
          <table:table-cell table:formula="of:=[.B30]*[.C30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Dribblermotorhalteru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 g</text:p>
          </table:table-cell>
          <table:table-cell table:formula="of:=[.B31]*[.C31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Sicherungen mit Sicherungshalter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 g</text:p>
          </table:table-cell>
          <table:table-cell table:formula="of:=[.B32]*[.C32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Platinenschutz (bei Rad) 3D Druck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 g</text:p>
          </table:table-cell>
          <table:table-cell table:formula="of:=[.B33]*[.C33]" office:value-type="float" office:value="9" calcext:value-type="float">
            <text:p>9 g</text:p>
          </table:table-cell>
        </table:table-row>
        <table:table-row table:style-name="ro2">
          <table:table-cell office:value-type="string" calcext:value-type="string">
            <text:p>Akkustecker mit Halteru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 g</text:p>
          </table:table-cell>
          <table:table-cell table:formula="of:=[.B34]*[.C34]" office:value-type="float" office:value="9" calcext:value-type="float">
            <text:p>9 g</text:p>
          </table:table-cell>
        </table:table-row>
        <table:table-row table:style-name="ro2">
          <table:table-cell office:value-type="string" calcext:value-type="string">
            <text:p>Schutzringe, damit Roboter nicht ins Tor fährt (Plexiglas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g</text:p>
          </table:table-cell>
          <table:table-cell table:formula="of:=[.B35]*[.C35]" office:value-type="float" office:value="8" calcext:value-type="float">
            <text:p>8 g</text:p>
          </table:table-cell>
        </table:table-row>
        <table:table-row table:style-name="ro2">
          <table:table-cell office:value-type="string" calcext:value-type="string">
            <text:p>Schutzabdeckung (Vorne rechts zum Schutz des Innenraums) 3D Druc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 g</text:p>
          </table:table-cell>
          <table:table-cell table:formula="of:=[.B36]*[.C36]" office:value-type="float" office:value="8" calcext:value-type="float">
            <text:p>8 g</text:p>
          </table:table-cell>
        </table:table-row>
        <table:table-row table:style-name="ro2">
          <table:table-cell office:value-type="string" calcext:value-type="string">
            <text:p>TOF Halterung (angeschraubt an Platine) 3D Dru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 g</text:p>
          </table:table-cell>
          <table:table-cell table:formula="of:=[.B37]*[.C37]" office:value-type="float" office:value="8" calcext:value-type="float">
            <text:p>8 g</text:p>
          </table:table-cell>
        </table:table-row>
        <table:table-row table:style-name="ro2">
          <table:table-cell office:value-type="string" calcext:value-type="string">
            <text:p>Kompasssensor mit Kab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 g</text:p>
          </table:table-cell>
          <table:table-cell table:formula="of:=[.B38]*[.C38]" office:value-type="float" office:value="7" calcext:value-type="float">
            <text:p>7 g</text:p>
          </table:table-cell>
        </table:table-row>
        <table:table-row table:style-name="ro2">
          <table:table-cell office:value-type="string" calcext:value-type="string">
            <text:p><text:span text:style-name="T1">Ballanschlag Rechts Aluminium </text:span>(befestigt an Schusshalterung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 g</text:p>
          </table:table-cell>
          <table:table-cell table:formula="of:=[.B39]*[.C39]" office:value-type="float" office:value="7" calcext:value-type="float">
            <text:p>7 g</text:p>
          </table:table-cell>
        </table:table-row>
        <table:table-row table:style-name="ro2">
          <table:table-cell office:value-type="string" calcext:value-type="string">
            <text:p>VL53L1X TOF Sensor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 g</text:p>
          </table:table-cell>
          <table:table-cell table:formula="of:=[.B40]*[.C40]" office:value-type="float" office:value="6" calcext:value-type="float">
            <text:p>6 g</text:p>
          </table:table-cell>
        </table:table-row>
        <table:table-row table:style-name="ro2">
          <table:table-cell office:value-type="string" calcext:value-type="string">
            <text:p>Flachbandkabel mit Steck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 g</text:p>
          </table:table-cell>
          <table:table-cell table:formula="of:=[.B41]*[.C41]" office:value-type="float" office:value="5" calcext:value-type="float">
            <text:p>5 g</text:p>
          </table:table-cell>
        </table:table-row>
        <table:table-row table:style-name="ro2">
          <table:table-cell office:value-type="string" calcext:value-type="string">
            <text:p>Kamerahalteru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 g</text:p>
          </table:table-cell>
          <table:table-cell table:formula="of:=[.B42]*[.C42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Abstandsbolzen Polyamid 2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 g</text:p>
          </table:table-cell>
          <table:table-cell table:formula="of:=[.B43]*[.C43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Pololu 5V Step-Dow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 g</text:p>
          </table:table-cell>
          <table:table-cell table:formula="of:=[.B44]*[.C44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Pololu 3.3V Step-Dow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 g</text:p>
          </table:table-cell>
          <table:table-cell table:formula="of:=[.B45]*[.C45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TOF Zusatz für Halterung (angeschraubt zwischen TOF und dessen Halterung) 3D Dr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46]*[.C46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Linsenhalterung Kamera 3D Dr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47]*[.C47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Kompasshalterung Unten 3D Dr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48]*[.C48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Griff Alumin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49]*[.C49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Platinenschutz (Vorne) 3D Dru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 g</text:p>
          </table:table-cell>
          <table:table-cell table:formula="of:=[.B50]*[.C50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Kompasshalterung Oben 3D Dru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 g</text:p>
          </table:table-cell>
          <table:table-cell table:formula="of:=[.B51]*[.C51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Termina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g</text:p>
          </table:table-cell>
          <table:table-cell table:formula="of:=[.B52]*[.C52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Mosf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 g</text:p>
          </table:table-cell>
          <table:table-cell table:formula="of:=[.B53]*[.C53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Verlängerung für Abstandsbolzen 3D Druck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 g</text:p>
          </table:table-cell>
          <table:table-cell table:formula="of:=[.B54]*[.C54]" office:value-type="float" office:value="1" calcext:value-type="float">
            <text:p>1 g</text:p>
          </table:table-cell>
        </table:table-row>
        <table:table-row table:style-name="ro2">
          <table:table-cell office:value-type="string" calcext:value-type="string">
            <text:p>Flybackdiod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 g</text:p>
          </table:table-cell>
          <table:table-cell table:formula="of:=[.B55]*[.C55]" office:value-type="float" office:value="1" calcext:value-type="float">
            <text:p>1 g</text:p>
          </table:table-cell>
        </table:table-row>
        <table:table-row table:style-name="ro2">
          <table:table-cell office:value-type="string" calcext:value-type="string">
            <text:p>Abstandsbolzen Polyamid 15mm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 g</text:p>
          </table:table-cell>
          <table:table-cell table:formula="of:=ROUND([.B56]*[.C56])" office:value-type="float" office:value="1" calcext:value-type="float">
            <text:p>1 g</text:p>
          </table:table-cell>
        </table:table-row>
        <table:table-row table:style-name="ro2">
          <table:table-cell office:value-type="string" calcext:value-type="string">
            <text:p>Plexiglasroh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7]*[.C57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Platine Obe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]*[.C58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Platine Unte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9]*[.C59]" office:value-type="float" office:value="0" calcext:value-type="float">
            <text:p>0 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Gesamt:</text:p>
          </table:table-cell>
          <table:table-cell table:number-columns-repeated="2"/>
          <table:table-cell table:formula="of:=SUM([.D2:.D61])" office:value-type="float" office:value="1855.5" calcext:value-type="float">
            <text:p>1855,5 g</text:p>
          </table:table-cell>
        </table:table-row>
        <table:table-row table:style-name="ro2">
          <table:table-cell office:value-type="string" calcext:value-type="string">
            <text:p>Erlaubt:</text:p>
          </table:table-cell>
          <table:table-cell table:number-columns-repeated="2"/>
          <table:table-cell office:value-type="float" office:value="2400" calcext:value-type="float">
            <text:p>2400 g</text:p>
          </table:table-cell>
        </table:table-row>
        <table:table-row table:style-name="ro2">
          <table:table-cell office:value-type="string" calcext:value-type="string">
            <text:p>Freies Gewicht:</text:p>
          </table:table-cell>
          <table:table-cell table:number-columns-repeated="2"/>
          <table:table-cell table:formula="of:=[.D63]-[.D62]" office:value-type="float" office:value="544.5" calcext:value-type="float">
            <text:p>544,5 g</text:p>
          </table:table-cell>
        </table:table-row>
        <table:table-row table:style-name="ro2">
          <table:table-cell office:value-type="string" calcext:value-type="string">
            <text:p>Anteil Gesamt/Erlaubt:</text:p>
          </table:table-cell>
          <table:table-cell table:number-columns-repeated="2"/>
          <table:table-cell table:style-name="ce5" table:formula="of:=[.D62]/[.D63]" office:value-type="percentage" office:value="0.773125" calcext:value-type="percentage">
            <text:p>77,31%</text:p>
          </table:table-cell>
        </table:table-row>
        <table:table-row table:style-name="ro2" table:number-rows-repeated="5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Tabelle1.A1:Tabelle1.D59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era/>
    </number:date-style>
    <number:number-style style:name="N109">
      <number:number number:decimal-places="1" number:min-integer-digits="1" number:display-factor="1000000"/>
      <number:text>  g</number:text>
    </number:number-style>
    <number:number-style style:name="N110">
      <number:number number:decimal-places="2" number:min-integer-digits="1"/>
      <number:text> g</number:text>
    </number:number-style>
    <number:number-style style:name="N111">
      <number:number number:decimal-places="0" number:min-integer-digits="1"/>
      <number:text> g</number:text>
    </number:number-style>
    <number:number-style style:name="N112">
      <number:number number:min-integer-digits="1"/>
      <number:text> g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.00.0000</text:date>, <text:time style:data-style-name="N2" text:time-value="01:50:13.7603097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1:24:10.276432972</meta:creation-date>
    <dc:date>2019-06-19T13:31:36.575179552</dc:date>
    <meta:editing-duration>PT17H19M37S</meta:editing-duration>
    <meta:editing-cycles>55</meta:editing-cycles>
    <meta:generator>LibreOffice/4.4.7.2$MacOSX_X86_64 LibreOffice_project/f3153a8b245191196a4b6b9abd1d0da16eead600</meta:generator>
    <meta:document-statistic meta:table-count="1" meta:cell-count="241" meta:object-count="0"/>
  </office:meta>
</office:document-meta>
</file>